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Part II Project Progress Report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ncrypted Facebook.</text:p>
              </text:list-item>
              <text:list-item>
                <text:p>Permits encrypting content shared on Facebook via Firefox extension.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Work Complete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UI overlay for content submission and key management.</text:p>
              </text:list-item>
              <text:list-item>
                <text:p>Retrieval and decryption of content performed automatically.</text:p>
              </text:list-item>
              <text:list-item>
                <text:p>Application supports text and images.</text:p>
              </text:list-item>
              <text:list-item>
                <text:p>For cryptography and error correction JavaScript makes calls to C++ libar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Implementation work remaining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ptimisations regarding images and capacity.</text:p>
              </text:list-item>
              <text:list-item>
                <text:p>Add ability to view recipients.</text:p>
              </text:list-item>
              <text:list-item>
                <text:p>Use simple text steganography on message tags.</text:p>
              </text:list-item>
              <text:list-item>
                <text:p>Attempt to plug possible security holes.</text:p>
              </text:list-item>
              <text:list-item>
                <text:p>Tidying up code for greater readability/extensibilit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Other work remaining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esting and evaluation.</text:p>
              </text:list-item>
              <text:list-item>
                <text:p>Dissertation write up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 draw:page-number="2"/>
      <draw:page-thumbnail draw:layer="backgroundobjects" svg:width="6.62cm" svg:height="4.965cm" svg:x="1.972cm" svg:y="13.982cm" draw:page-number="3"/>
      <draw:page-thumbnail draw:layer="backgroundobjects" svg:width="6.62cm" svg:height="4.965cm" svg:x="11.538cm" svg:y="2.05cm" draw:page-number="4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1-02-14T11:24:34</meta:creation-date>
    <dc:language>fi-FI</dc:language>
    <meta:editing-cycles>2</meta:editing-cycles>
    <meta:editing-duration>PT00H01M47S</meta:editing-duration>
    <meta:initial-creator>Chris </meta:initial-creator>
    <dc:date>2011-02-14T12:13:23</dc:date>
    <dc:creator>Chris </dc:creator>
    <meta:document-statistic meta:object-count="4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